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146.48mm" svg:y="11.95mm">
            <loext:p draw:notify-on-update-of-ranges="Sheet1.A1:Sheet1.A1 Sheet1.A2:Sheet1.A668 Sheet1.B1:Sheet1.B1 Sheet1.B2:Sheet1.B668 Sheet1.C1:Sheet1.C1 Sheet1.C2:Sheet1.C668 Sheet1.D1:Sheet1.D1 Sheet1.D2:Sheet1.D6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3:29:29.927674918</meta:creation-date>
    <dc:date>2017-02-15T13:44:51.992336475</dc:date>
    <meta:editing-duration>PT4M11S</meta:editing-duration>
    <meta:editing-cycles>1</meta:editing-cycles>
    <meta:generator>LibreOffice/5.1.4.2$Linux_X86_64 LibreOffice_project/10m0$Build-2</meta:generator>
    <meta:document-statistic meta:table-count="1" meta:cell-count="26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807cm" svg:y="3.706cm" style:legend-expansion="high" chart:style-name="ch2"/>
        <chart:plot-area chart:style-name="ch3" table:cell-range-address="Sheet1.A1:Sheet1.D668" chart:data-source-has-labels="both" svg:x="0.319cm" svg:y="0.18cm" svg:width="13.169cm" svg:height="7.665cm">
          <chartooo:coordinate-region svg:x="1.126cm" svg:y="0.18cm" svg:width="12.362cm" svg:height="6.411cm"/>
          <chart:axis chart:dimension="x" chart:name="primary-x" chart:style-name="ch4" chartooo:axis-type="auto">
            <chartooo:date-scale/>
            <chart:title svg:x="6.753cm" svg:y="8.025cm" chart:style-name="ch5">
              <text:p>n</text:p>
            </chart:title>
            <chart:categories table:cell-range-address="Sheet1.A2:Sheet1.A66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2:Sheet1.B668" chart:label-cell-address="Sheet1.B1:Sheet1.B1" chart:class="chart:line">
            <chart:data-point chart:repeated="667"/>
          </chart:series>
          <chart:series chart:style-name="ch8" chart:values-cell-range-address="Sheet1.C2:Sheet1.C668" chart:label-cell-address="Sheet1.C1:Sheet1.C1" chart:class="chart:line">
            <chart:data-point chart:repeated="667"/>
          </chart:series>
          <chart:series chart:style-name="ch9" chart:values-cell-range-address="Sheet1.D2:Sheet1.D668" chart:label-cell-address="Sheet1.D1:Sheet1.D1" chart:class="chart:line">
            <chart:data-point chart:repeated="6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B1:Sheet1.B1</svg:desc>
                </draw:g>
              </table:table-cell>
              <table:table-cell office:value-type="string">
                <text:p>log(n)</text:p>
                <draw:g>
                  <svg:desc>Sheet1.C1:Sheet1.C1</svg:desc>
                </draw:g>
              </table:table-cell>
              <table:table-cell office:value-type="string">
                <text:p>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Sheet1.A2:Sheet1.A668</svg:desc>
                </draw:g>
              </table:table-cell>
              <table:table-cell office:value-type="float" office:value="29">
                <text:p>29</text:p>
                <draw:g>
                  <svg:desc>Sheet1.B2:Sheet1.B668</svg:desc>
                </draw:g>
              </table:table-cell>
              <table:table-cell office:value-type="float" office:value="5">
                <text:p>5</text:p>
                <draw:g>
                  <svg:desc>Sheet1.C2:Sheet1.C668</svg:desc>
                </draw:g>
              </table:table-cell>
              <table:table-cell office:value-type="float" office:value="26">
                <text:p>26</text:p>
                <draw:g>
                  <svg:desc>Sheet1.D2:Sheet1.D668</svg:desc>
                </draw:g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01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03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07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01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01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31">
                <text:p>131</text:p>
              </table:table-cell>
              <table:table-cell office:value-type="float" office:value="9">
                <text:p>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167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163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167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163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49">
                <text:p>154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151">
                <text:p>151</text:p>
              </table:table-cell>
              <table:table-cell office:value-type="float" office:value="11">
                <text:p>1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579">
                <text:p>157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619">
                <text:p>1619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669">
                <text:p>166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693">
                <text:p>1693</text:p>
              </table:table-cell>
              <table:table-cell office:value-type="float" office:value="157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697">
                <text:p>169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699">
                <text:p>169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709">
                <text:p>170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723">
                <text:p>172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733">
                <text:p>173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747">
                <text:p>174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753">
                <text:p>175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759">
                <text:p>175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157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163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053">
                <text:p>2053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063">
                <text:p>206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069">
                <text:p>206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081">
                <text:p>2081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083">
                <text:p>208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087">
                <text:p>208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089">
                <text:p>208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099">
                <text:p>209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111">
                <text:p>211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113">
                <text:p>211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129">
                <text:p>212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131">
                <text:p>213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137">
                <text:p>213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141">
                <text:p>214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143">
                <text:p>214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153">
                <text:p>2153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161">
                <text:p>216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179">
                <text:p>217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03">
                <text:p>220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07">
                <text:p>220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213">
                <text:p>2213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221">
                <text:p>222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37">
                <text:p>223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39">
                <text:p>2239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243">
                <text:p>224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51">
                <text:p>225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267">
                <text:p>22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69">
                <text:p>226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73">
                <text:p>227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81">
                <text:p>228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287">
                <text:p>228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93">
                <text:p>229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97">
                <text:p>229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309">
                <text:p>230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311">
                <text:p>231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333">
                <text:p>233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339">
                <text:p>2339</text:p>
              </table:table-cell>
              <table:table-cell office:value-type="float" office:value="191">
                <text:p>191</text:p>
              </table:table-cell>
              <table:table-cell office:value-type="float" office:value="12">
                <text:p>1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341">
                <text:p>234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347">
                <text:p>234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351">
                <text:p>2351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357">
                <text:p>235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371">
                <text:p>237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377">
                <text:p>237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381">
                <text:p>238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383">
                <text:p>2383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389">
                <text:p>238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393">
                <text:p>2393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399">
                <text:p>239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411">
                <text:p>241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417">
                <text:p>2417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423">
                <text:p>242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437">
                <text:p>2437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441">
                <text:p>244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447">
                <text:p>244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59">
                <text:p>245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467">
                <text:p>24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473">
                <text:p>247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477">
                <text:p>247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503">
                <text:p>2503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521">
                <text:p>252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531">
                <text:p>253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539">
                <text:p>2539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543">
                <text:p>254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549">
                <text:p>254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551">
                <text:p>255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557">
                <text:p>255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579">
                <text:p>257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591">
                <text:p>259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593">
                <text:p>259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609">
                <text:p>260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617">
                <text:p>261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621">
                <text:p>262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633">
                <text:p>2633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647">
                <text:p>264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657">
                <text:p>2657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659">
                <text:p>265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663">
                <text:p>266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671">
                <text:p>267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677">
                <text:p>267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683">
                <text:p>2683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687">
                <text:p>268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689">
                <text:p>268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693">
                <text:p>269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699">
                <text:p>2699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07">
                <text:p>270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711">
                <text:p>271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713">
                <text:p>271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719">
                <text:p>2719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729">
                <text:p>272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731">
                <text:p>273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741">
                <text:p>274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749">
                <text:p>274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753">
                <text:p>275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767">
                <text:p>276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777">
                <text:p>277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789">
                <text:p>278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791">
                <text:p>279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797">
                <text:p>279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803">
                <text:p>2803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819">
                <text:p>281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33">
                <text:p>283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37">
                <text:p>283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843">
                <text:p>284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51">
                <text:p>285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857">
                <text:p>2857</text:p>
              </table:table-cell>
              <table:table-cell office:value-type="float" office:value="191">
                <text:p>191</text:p>
              </table:table-cell>
              <table:table-cell office:value-type="float" office:value="12">
                <text:p>1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861">
                <text:p>2861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879">
                <text:p>287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87">
                <text:p>288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97">
                <text:p>289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903">
                <text:p>290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909">
                <text:p>290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917">
                <text:p>291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927">
                <text:p>2927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939">
                <text:p>293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953">
                <text:p>295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957">
                <text:p>295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963">
                <text:p>2963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969">
                <text:p>296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971">
                <text:p>297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011">
                <text:p>3011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19">
                <text:p>3019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23">
                <text:p>302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037">
                <text:p>303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041">
                <text:p>304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049">
                <text:p>304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061">
                <text:p>3061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67">
                <text:p>30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079">
                <text:p>307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083">
                <text:p>308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89">
                <text:p>308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09">
                <text:p>310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119">
                <text:p>311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21">
                <text:p>312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37">
                <text:p>313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63">
                <text:p>316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67">
                <text:p>31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69">
                <text:p>316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81">
                <text:p>318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87">
                <text:p>318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91">
                <text:p>319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03">
                <text:p>320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09">
                <text:p>320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217">
                <text:p>3217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221">
                <text:p>322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29">
                <text:p>3229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251">
                <text:p>325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53">
                <text:p>325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257">
                <text:p>325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59">
                <text:p>325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271">
                <text:p>327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299">
                <text:p>329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307">
                <text:p>330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13">
                <text:p>3313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19">
                <text:p>331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323">
                <text:p>3323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29">
                <text:p>332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331">
                <text:p>333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43">
                <text:p>334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347">
                <text:p>3347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59">
                <text:p>335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61">
                <text:p>336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371">
                <text:p>337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373">
                <text:p>337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389">
                <text:p>338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391">
                <text:p>339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407">
                <text:p>340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13">
                <text:p>341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433">
                <text:p>343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449">
                <text:p>344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457">
                <text:p>345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461">
                <text:p>346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463">
                <text:p>346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467">
                <text:p>34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469">
                <text:p>346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491">
                <text:p>349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99">
                <text:p>349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511">
                <text:p>351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517">
                <text:p>351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527">
                <text:p>352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529">
                <text:p>352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533">
                <text:p>353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539">
                <text:p>353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541">
                <text:p>354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547">
                <text:p>354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557">
                <text:p>3557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59">
                <text:p>3559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571">
                <text:p>357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581">
                <text:p>358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583">
                <text:p>3583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93">
                <text:p>359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607">
                <text:p>360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613">
                <text:p>361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617">
                <text:p>361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623">
                <text:p>3623</text:p>
              </table:table-cell>
              <table:table-cell office:value-type="float" office:value="193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631">
                <text:p>363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637">
                <text:p>363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643">
                <text:p>3643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659">
                <text:p>365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671">
                <text:p>367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673">
                <text:p>367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677">
                <text:p>367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691">
                <text:p>369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697">
                <text:p>369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709">
                <text:p>3709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719">
                <text:p>3719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727">
                <text:p>372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733">
                <text:p>373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739">
                <text:p>373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761">
                <text:p>376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767">
                <text:p>376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769">
                <text:p>3769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779">
                <text:p>3779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793">
                <text:p>3793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797">
                <text:p>379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03">
                <text:p>380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21">
                <text:p>382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823">
                <text:p>382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33">
                <text:p>383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47">
                <text:p>384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51">
                <text:p>385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53">
                <text:p>385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63">
                <text:p>386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77">
                <text:p>387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81">
                <text:p>388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889">
                <text:p>388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07">
                <text:p>3907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911">
                <text:p>3911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917">
                <text:p>391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19">
                <text:p>391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923">
                <text:p>3923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929">
                <text:p>392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31">
                <text:p>393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43">
                <text:p>3943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947">
                <text:p>394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967">
                <text:p>39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89">
                <text:p>398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03">
                <text:p>400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07">
                <text:p>4007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13">
                <text:p>401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19">
                <text:p>401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21">
                <text:p>402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27">
                <text:p>4027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049">
                <text:p>4049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51">
                <text:p>405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57">
                <text:p>405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73">
                <text:p>407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79">
                <text:p>407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91">
                <text:p>409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93">
                <text:p>409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99">
                <text:p>409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11">
                <text:p>4111</text:p>
              </table:table-cell>
              <table:table-cell office:value-type="float" office:value="193">
                <text:p>193</text:p>
              </table:table-cell>
              <table:table-cell office:value-type="float" office:value="13">
                <text:p>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27">
                <text:p>412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129">
                <text:p>4129</text:p>
              </table:table-cell>
              <table:table-cell office:value-type="float" office:value="197">
                <text:p>197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33">
                <text:p>413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39">
                <text:p>4139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3">
                <text:p>4153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">
                <text:p>415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59">
                <text:p>415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77">
                <text:p>4177</text:p>
              </table:table-cell>
              <table:table-cell office:value-type="float" office:value="199">
                <text:p>199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11">
                <text:p>421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17">
                <text:p>421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19">
                <text:p>421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29">
                <text:p>422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31">
                <text:p>423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41">
                <text:p>424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43">
                <text:p>424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53">
                <text:p>425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59">
                <text:p>425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61">
                <text:p>426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71">
                <text:p>4271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73">
                <text:p>4273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283">
                <text:p>428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89">
                <text:p>4289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297">
                <text:p>429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327">
                <text:p>432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337">
                <text:p>433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339">
                <text:p>4339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49">
                <text:p>434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357">
                <text:p>435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363">
                <text:p>4363</text:p>
              </table:table-cell>
              <table:table-cell office:value-type="float" office:value="227">
                <text:p>227</text:p>
              </table:table-cell>
              <table:table-cell office:value-type="float" office:value="13">
                <text:p>1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73">
                <text:p>437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391">
                <text:p>439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397">
                <text:p>439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9">
                <text:p>440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21">
                <text:p>442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23">
                <text:p>442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41">
                <text:p>444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47">
                <text:p>4447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51">
                <text:p>4451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57">
                <text:p>4457</text:p>
              </table:table-cell>
              <table:table-cell office:value-type="float" office:value="197">
                <text:p>197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63">
                <text:p>446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81">
                <text:p>448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83">
                <text:p>448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93">
                <text:p>449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07">
                <text:p>450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13">
                <text:p>451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17">
                <text:p>451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19">
                <text:p>451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23">
                <text:p>4523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547">
                <text:p>454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49">
                <text:p>4549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561">
                <text:p>456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67">
                <text:p>456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83">
                <text:p>4583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591">
                <text:p>459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597">
                <text:p>459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03">
                <text:p>460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21">
                <text:p>462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37">
                <text:p>463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639">
                <text:p>463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43">
                <text:p>464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49">
                <text:p>464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651">
                <text:p>465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57">
                <text:p>4657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663">
                <text:p>466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73">
                <text:p>467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79">
                <text:p>467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691">
                <text:p>469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703">
                <text:p>470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721">
                <text:p>472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723">
                <text:p>472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729">
                <text:p>472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733">
                <text:p>473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751">
                <text:p>4751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759">
                <text:p>475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783">
                <text:p>478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787">
                <text:p>478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789">
                <text:p>4789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793">
                <text:p>4793</text:p>
              </table:table-cell>
              <table:table-cell office:value-type="float" office:value="239">
                <text:p>239</text:p>
              </table:table-cell>
              <table:table-cell office:value-type="float" office:value="13">
                <text:p>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799">
                <text:p>479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197">
                <text:p>197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813">
                <text:p>481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817">
                <text:p>481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831">
                <text:p>4831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861">
                <text:p>486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871">
                <text:p>487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877">
                <text:p>487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889">
                <text:p>488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903">
                <text:p>490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909">
                <text:p>490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919">
                <text:p>491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931">
                <text:p>493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933">
                <text:p>4933</text:p>
              </table:table-cell>
              <table:table-cell office:value-type="float" office:value="197">
                <text:p>197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937">
                <text:p>493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943">
                <text:p>494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951">
                <text:p>495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957">
                <text:p>4957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967">
                <text:p>496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969">
                <text:p>496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973">
                <text:p>497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987">
                <text:p>498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993">
                <text:p>499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999">
                <text:p>499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003">
                <text:p>500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5009">
                <text:p>500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011">
                <text:p>501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021">
                <text:p>502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023">
                <text:p>502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5039">
                <text:p>5039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051">
                <text:p>5051</text:p>
              </table:table-cell>
              <table:table-cell office:value-type="float" office:value="197">
                <text:p>197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5059">
                <text:p>505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077">
                <text:p>5077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081">
                <text:p>5081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5087">
                <text:p>508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